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.94pt"/>
    </style:style>
    <style:style style:name="co8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1.56pt"/>
    </style:style>
    <style:style style:name="co12" style:family="table-column">
      <style:table-column-properties fo:break-before="auto" style:column-width="122.2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 fo:wrap-option="wrap" style:shrink-to-fi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d7" fo:wrap-option="wrap" style:shrink-to-fit="false"/>
    </style:style>
    <style:style style:name="ce18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d7" fo:wrap-option="wrap" style:shrink-to-fit="fals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d7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ffd7"/>
      <style:text-properties fo:color="#ffffff"/>
    </style:style>
    <style:style style:name="ce34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2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d7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d7" style:vertical-align="middle"/>
    </style:style>
    <style:style style:name="ce45" style:family="table-cell" style:parent-style-name="Default">
      <style:table-cell-properties fo:background-color="#ffffd7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d7"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8" style:family="table-cell" style:parent-style-name="Default">
      <style:table-cell-properties fo:background-color="#ffffd7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e8f2a1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8f2a1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4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8f2a1" fo:wrap-option="wrap"/>
    </style:style>
    <style:style style:name="ce56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8f2a1" fo:wrap-option="wrap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9" style:family="table-cell" style:parent-style-name="Default">
      <style:table-cell-properties fo:background-color="#e8f2a1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99">
      <style:table-cell-properties fo:background-color="#e8f2a1"/>
    </style:style>
    <style:style style:name="ce6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/>
    </style:style>
    <style:style style:name="ce63" style:family="table-cell" style:parent-style-name="Default" style:data-style-name="N99">
      <style:table-cell-properties fo:background-color="#eeeeee"/>
    </style:style>
    <style:style style:name="ce64" style:family="table-cell" style:parent-style-name="Default">
      <style:table-cell-properties fo:background-color="#eeeeee"/>
      <style:text-properties fo:color="#eeeeee" fo:font-weight="bold" style:font-weight-asian="bold" style:font-weight-complex="bold"/>
    </style:style>
    <style:style style:name="ce65" style:family="table-cell" style:parent-style-name="Default">
      <style:table-cell-properties fo:background-color="#eeeeee"/>
      <style:text-properties fo:color="#eeeeee"/>
    </style:style>
    <style:style style:name="ce66" style:family="table-cell" style:parent-style-name="Default">
      <style:table-cell-properties fo:background-color="#eeeeee"/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6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eeeeee" style:vertical-align="middle"/>
    </style:style>
    <style:style style:name="ce72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4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" draw:marker-start-width="5.67pt" draw:marker-start-center="false" draw:fill="solid" draw:fill-color="#ffffc0" draw:auto-grow-height="true" draw:auto-grow-width="false" fo:min-height="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" draw:marker-start-width="5.67pt" draw:marker-start-center="false" draw:fill="solid" draw:fill-color="#ffffc0" draw:auto-grow-height="true" draw:auto-grow-width="false" fo:min-height="1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" draw:marker-start-width="5.67pt" draw:marker-start-center="false" draw:fill="solid" draw:fill-color="#ffffc0" draw:auto-grow-height="true" draw:auto-grow-width="false" fo:min-height="351.3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" draw:marker-start-width="5.67pt" draw:marker-start-center="false" draw:fill="solid" draw:fill-color="#ffffc0" draw:auto-grow-height="true" draw:auto-grow-width="false" fo:min-height="20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9.5pt" style:font-name-asian="Consolas" style:font-name-complex="Consolas" style:font-size-asian="9.5pt" style:font-size-complex="9.5pt"/>
    </style:style>
    <style:style style:name="T5" style:family="text">
      <style:text-properties fo:font-size="9.5pt" style:font-name-asian="Consolas" style:font-name-complex="Consolas" style:font-size-asian="9.5pt" style:font-size-complex="9.5pt" fo:color="#0000ff"/>
    </style:style>
    <style:style style:name="T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ce29"/>
        <table:table-column table:style-name="co4" table:default-cell-style-name="ce36"/>
        <table:table-column table:style-name="co3" table:default-cell-style-name="ce29"/>
        <table:table-column table:style-name="co5" table:default-cell-style-name="ce44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3" table:default-cell-style-name="ce50"/>
        <table:table-column table:style-name="co9" table:default-cell-style-name="ce55"/>
        <table:table-column table:style-name="co10" table:default-cell-style-name="ce50"/>
        <table:table-column table:style-name="co11" table:default-cell-style-name="ce85"/>
        <table:table-column table:style-name="co3" table:number-columns-repeated="3" table:default-cell-style-name="ce65"/>
        <table:table-column table:style-name="co12" table:default-cell-style-name="ce85"/>
        <table:table-column table:style-name="co3" table:default-cell-style-name="ce85"/>
        <table:table-column table:style-name="co13" table:default-cell-style-name="ce71"/>
        <table:table-column table:style-name="co14" table:default-cell-style-name="ce85"/>
        <table:table-column table:style-name="co14" table:number-columns-repeated="1003" table:default-cell-style-name="Default"/>
        <table:table-row table:style-name="ro1">
          <table:table-cell table:style-name="ce2"/>
          <table:table-cell table:style-name="ce16" office:value-type="string" calcext:value-type="string" table:number-columns-spanned="6" table:number-rows-spanned="1">
            <text:p>STACK</text:p>
          </table:table-cell>
          <table:covered-table-cell table:style-name="ce21"/>
          <table:covered-table-cell table:style-name="ce23"/>
          <table:covered-table-cell table:style-name="ce35"/>
          <table:covered-table-cell table:style-name="ce23"/>
          <table:covered-table-cell table:style-name="ce43"/>
          <table:table-cell table:style-name="ce49" office:value-type="string" calcext:value-type="string" table:number-columns-spanned="6" table:number-rows-spanned="1">
            <text:p>STATIC</text:p>
          </table:table-cell>
          <table:covered-table-cell table:number-columns-repeated="3" table:style-name="ce52"/>
          <table:covered-table-cell table:style-name="ce54"/>
          <table:covered-table-cell table:style-name="ce52"/>
          <table:table-cell table:style-name="ce61" office:value-type="string" calcext:value-type="string" table:number-columns-spanned="8" table:number-rows-spanned="1">
            <text:p>HEAP</text:p>
          </table:table-cell>
          <table:covered-table-cell table:number-columns-repeated="3" table:style-name="ce64"/>
          <table:covered-table-cell/>
          <table:covered-table-cell table:style-name="ce69"/>
          <table:covered-table-cell table:style-name="ce70"/>
          <table:covered-table-cell table:style-name="ce69"/>
          <table:table-cell table:style-name="ce2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style-name="ce34" table:formula="of:=[.F8]" office:value-type="float" office:value="0" calcext:value-type="float">
            <table:detective>
              <table:highlighted-range table:cell-range-address="Sheet1.F8:Sheet1.F8" table:direction="from-same-table"/>
              <table:operation table:name="trace-precedents" table:index="5"/>
            </table:detective>
            <text:p>0</text:p>
          </table:table-cell>
          <table:table-cell table:style-name="ce37" office:value-type="string" calcext:value-type="string">
            <text:p>sandbox::SandboxInterfaceInfo sandbox_info</text:p>
          </table:table-cell>
          <table:table-cell table:style-name="ce34"/>
          <table:table-cell table:style-name="ce45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 table:style-name="ce51" office:value-type="string" calcext:value-type="string">
            <text:p>sandbox.cc</text:p>
          </table:table-cell>
          <table:table-cell table:style-name="ce51" table:number-columns-repeated="3"/>
          <table:table-cell table:style-name="ce56" office:value-type="string" calcext:value-type="string">
            <text:p><text:span text:style-name="T6">static</text:span><text:span text:style-name="T7"> </text:span><text:span text:style-name="T8">bool</text:span><text:span text:style-name="T7"> s_is_broker</text:span>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3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1"/>
          <table:table-cell table:formula="of:=[.G3]" office:value-type="string" office:string-value="broker_services" calcext:value-type="string">
            <table:detective>
              <table:highlighted-range table:cell-range-address="Sheet1.G3:Sheet1.G3" table:direction="from-same-table"/>
            </table:detective>
            <text:p>broker_services</text:p>
          </table:table-cell>
          <table:table-cell table:number-columns-repeated="2"/>
          <table:table-cell table:style-name="ce66" office:value-type="string" calcext:value-type="string">
            <text:p>BrokerServices</text:p>
          </table:table-cell>
          <table:table-cell table:style-name="ce66"/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7]" office:value-type="float" office:value="0" calcext:value-type="float">
            <table:detective>
              <table:highlighted-range table:cell-range-address="Sheet1.F7:Sheet1.F7" table:direction="from-same-table"/>
              <table:operation table:name="trace-precedents" table:index="6"/>
            </table:detective>
            <text:p>0</text:p>
          </table:table-cell>
          <table:table-cell table:style-name="ce38" office:value-type="string" calcext:value-type="string">
            <table:detective>
              <table:operation table:name="trace-dependents" table:index="2"/>
            </table:detective>
            <text:p><text:span text:style-name="T4">content::ShellMainDelegate </text:span><text:span text:style-name="T5">delegate</text:span></text:p>
          </table:table-cell>
          <table:table-cell table:style-name="ce42"/>
          <table:table-cell table:number-columns-repeated="11"/>
          <table:table-cell>
            <table:detective>
              <table:operation table:name="trace-precedents" table:index="0"/>
            </table:detective>
          </table:table-cell>
          <table:table-cell table:number-columns-repeated="1006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9]" office:value-type="float" office:value="0" calcext:value-type="float">
            <table:detective>
              <table:highlighted-range table:cell-range-address="Sheet1.F9:Sheet1.F9" table:direction="from-same-table"/>
            </table:detective>
            <text:p>0</text:p>
          </table:table-cell>
          <table:table-cell table:style-name="ce39" office:value-type="string" calcext:value-type="string">
            <text:p>content::ContentMainParams params</text:p>
          </table:table-cell>
          <table:table-cell table:style-name="ce42" table:formula="of:=[.S13]" office:value-type="float" office:value="0" calcext:value-type="float">
            <table:detective>
              <table:highlighted-range table:cell-range-address="Sheet1.S13:Sheet1.S13" table:direction="from-same-table"/>
            </table:detective>
            <text:p>0</text:p>
          </table:table-cell>
          <table:table-cell table:style-name="ce45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45" office:value-type="string" calcext:value-type="string">
            <text:p>sandbox_info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ContentMain</text:p>
          </table:table-cell>
          <table:table-cell table:style-name="ce19"/>
          <table:table-cell table:formula="of:=[.F11]" office:value-type="float" office:value="0" calcext:value-type="float">
            <table:detective>
              <table:highlighted-range table:cell-range-address="Sheet1.F11:Sheet1.F11" table:direction="from-same-table"/>
            </table:detective>
            <text:p>0</text:p>
          </table:table-cell>
          <table:table-cell table:style-name="ce39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45" office:value-type="string" calcext:value-type="string">
            <text:p>content_main_params_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5" office:value-type="string" calcext:value-type="string">
            <text:p>content_main_runner_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46" office:value-type="string" calcext:value-type="string">
            <text:p>delegate</text:p>
          </table:table-cell>
          <table:table-cell table:number-columns-repeated="7"/>
          <table:table-cell table:formula="of:=[.F10]" office:value-type="float" office:value="0" calcext:value-type="float">
            <table:detective>
              <table:highlighted-range table:cell-range-address="Sheet1.F10:Sheet1.F10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ContentMainRunnerImpl</text:p>
          </table:table-cell>
          <table:table-cell table:style-name="ce67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Main</text:p>
          </table:table-cell>
          <table:table-cell table:style-name="ce19"/>
          <table:table-cell/>
          <table:table-cell table:style-name="ce39" office:value-type="string" calcext:value-type="string">
            <text:p>mojo::core::Configuration mojo_config</text:p>
          </table:table-cell>
          <table:table-cell/>
          <table:table-cell table:style-name="ce45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ontentServiceManagerMainDelegate::OverrideMojoConfiguration</text:p>
          </table:table-cell>
          <table:table-cell table:style-name="ce19"/>
          <table:table-cell table:number-columns-repeated="3"/>
          <table:table-cell table:style-name="ce45" office:value-type="string" calcext:value-type="string">
            <text:p>is_broker_process=true</text:p>
          </table:table-cell>
          <table:table-cell table:number-columns-repeated="11"/>
          <table:table-cell>
            <table:detective>
              <table:operation table:name="trace-dependents" table:index="10"/>
            </table:detective>
          </table:table-cell>
          <table:table-cell table:style-name="ce72" office:value-type="string" calcext:value-type="string">
            <text:p>delegate_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ontent::ShellMainDelegate::BasicStartupComplete</text:p>
          </table:table-cell>
          <table:table-cell table:number-columns-repeated="2"/>
          <table:table-cell table:style-name="ce40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47" office:value-type="string" calcext:value-type="string">
            <text:p>content_client_</text:p>
          </table:table-cell>
          <table:table-cell table:number-columns-repeated="12"/>
          <table:table-cell table:style-name="ce73" office:value-type="string" calcext:value-type="string">
            <text:p>startup_data_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main_message_loop_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field_trial_list_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formula="of:=[.F14]" office:value-type="float" office:value="0" calcext:value-type="float">
            <table:detective>
              <table:highlighted-range table:cell-range-address="Sheet1.F14:Sheet1.F14" table:direction="from-same-table"/>
            </table:detective>
            <text:p>0</text:p>
          </table:table-cell>
          <table:table-cell table:formula="of:=[.K18]" office:value-type="float" office:value="0" calcext:value-type="float">
            <table:detective>
              <table:highlighted-range table:cell-range-address="Sheet1.K18:Sheet1.K18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6"/>
        </table:table-row>
        <table:table-row table:style-name="ro1">
          <table:table-cell table:number-columns-repeated="10"/>
          <table:table-cell>
            <table:detective>
              <table:operation table:name="trace-dependents" table:index="12"/>
            </table:detective>
          </table:table-cell>
          <table:table-cell table:style-name="ce57" office:value-type="string" calcext:value-type="string">
            <text:p>ContentClient* g_client</text:p>
          </table:table-cell>
          <table:table-cell table:number-columns-repeated="1012"/>
        </table:table-row>
        <table:table-row table:style-name="ro1">
          <table:table-cell table:number-columns-repeated="19"/>
          <table:table-cell table:style-name="ce72" office:value-type="string" calcext:value-type="string">
            <text:p>browser_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formula="of:=[.F21]" office:value-type="float" office:value="0" calcext:value-type="float">
            <table:detective>
              <table:highlighted-range table:cell-range-address="Sheet1.F21:Sheet1.F21" table:direction="from-same-table"/>
              <table:operation table:name="trace-precedents" table:index="13"/>
            </table:detective>
            <text:p>0</text:p>
          </table:table-cell>
          <table:table-cell table:formula="of:=[.S19]" office:value-type="float" office:value="0" calcext:value-type="float">
            <table:detective>
              <table:highlighted-range table:cell-range-address="Sheet1.S19:Sheet1.S19" table:direction="from-same-table"/>
              <table:operation table:name="trace-precedents" table:index="14"/>
            </table:detective>
            <text:p>0</text:p>
          </table:table-cell>
          <table:table-cell table:formula="of:=[.K22]" office:value-type="float" office:value="0" calcext:value-type="float">
            <table:detective>
              <table:highlighted-range table:cell-range-address="Sheet1.K22:Sheet1.K22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74" office:value-type="string" calcext:value-type="string">
            <text:p>shell_browser_main_parts_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0" office:value-type="string" calcext:value-type="string">
            <text:p>content::ShellMainDelegate</text:p>
          </table:table-cell>
          <table:table-cell/>
          <table:table-cell table:style-name="ce39" office:value-type="string" calcext:value-type="string">
            <text:p>browser_client_</text:p>
          </table:table-cell>
          <table:table-cell table:number-columns-repeated="1017"/>
        </table:table-row>
        <table:table-row table:style-name="ro4">
          <table:table-cell table:number-columns-repeated="10"/>
          <table:table-cell>
            <table:detective>
              <table:operation table:name="trace-dependents" table:index="15"/>
            </table:detective>
          </table:table-cell>
          <table:table-cell table:style-name="ce57" office:value-type="string" calcext:value-type="string">
            <text:p>ShellContentBrowserClient* g_browser_client</text:p>
          </table:table-cell>
          <table:table-cell table:number-columns-repeated="1012"/>
        </table:table-row>
        <table:table-row table:style-name="ro1">
          <table:table-cell table:number-columns-repeated="15"/>
          <table:table-cell table:formula="of:=[.F26]" office:value-type="float" office:value="0" calcext:value-type="float">
            <table:detective>
              <table:highlighted-range table:cell-range-address="Sheet1.F26:Sheet1.F26" table:direction="from-same-table"/>
            </table:detective>
            <text:p>0</text:p>
          </table:table-cell>
          <table:table-cell table:formula="of:=[.S14]" office:value-type="float" office:value="0" calcext:value-type="float">
            <table:detective>
              <table:highlighted-range table:cell-range-address="Sheet1.S14:Sheet1.S14" table:direction="from-same-table"/>
              <table:operation table:name="trace-precedents" table:index="16"/>
            </table:detective>
            <text:p>0</text:p>
          </table:table-cell>
          <table:table-cell table:style-name="ce68" office:value-type="string" calcext:value-type="string">
            <text:p>StartupDataImpl</text:p>
          </table:table-cell>
          <table:table-cell/>
          <table:table-cell table:style-name="ce73" office:value-type="string" calcext:value-type="string">
            <office:annotation draw:style-name="gr1" draw:text-style-name="P2" svg:width="232.16pt" svg:height="15.19pt" svg:x="885.6pt" svg:y="327.46pt" draw:caption-point-x="195.65pt" draw:caption-point-y="42.8pt">
              <dc:date>2019-01-24T00:00:00</dc:date>
              <text:p text:style-name="P1"><text:span text:style-name="T1">= BrowserProcessSubThread::CreateIOThread()</text:span></text:p>
            </office:annotation>
            <text:p>threa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[.S39]" office:value-type="float" office:value="0" calcext:value-type="float">
            <table:detective>
              <table:highlighted-range table:cell-range-address="Sheet1.S39:Sheet1.S39" table:direction="from-same-table"/>
            </table:detective>
            <text:p>0</text:p>
          </table:table-cell>
          <table:table-cell table:formula="of:=[.S23]" office:value-type="float" office:value="0" calcext:value-type="float">
            <table:detective>
              <table:highlighted-range table:cell-range-address="Sheet1.S23:Sheet1.S23" table:direction="from-same-table"/>
              <table:operation table:name="trace-precedents" table:index="17"/>
            </table:detective>
            <text:p>0</text:p>
          </table:table-cell>
          <table:table-cell table:style-name="ce68" office:value-type="string" calcext:value-type="string">
            <text:p>BrowserProcessSubThread</text:p>
          </table:table-cell>
          <table:table-cell/>
          <table:table-cell table:style-name="ce73" office:value-type="string" calcext:value-type="string">
            <text:p>browser_thread_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content_main_runner_impl.cc(862)</text:p>
          </table:table-cell>
          <table:table-cell table:formula="of:=[.S48]" office:value-type="float" office:value="0" calcext:value-type="float">
            <table:detective>
              <table:highlighted-range table:cell-range-address="Sheet1.S48:Sheet1.S48" table:direction="from-same-table"/>
              <table:operation table:name="trace-precedents" table:index="29"/>
            </table:detective>
            <text:p>0</text:p>
          </table:table-cell>
          <table:table-cell table:formula="of:=[.S37]" office:value-type="float" office:value="0" calcext:value-type="float">
            <table:detective>
              <table:highlighted-range table:cell-range-address="Sheet1.S37:Sheet1.S37" table:direction="from-same-table"/>
              <table:operation table:name="trace-precedents" table:index="24"/>
            </table:detective>
            <text:p>0</text:p>
          </table:table-cell>
          <table:table-cell table:style-name="ce41" office:value-type="string" calcext:value-type="string">
            <text:p>MainFunctionParams</text:p>
          </table:table-cell>
          <table:table-cell>
            <table:detective>
              <table:operation table:name="trace-dependents" table:index="18"/>
            </table:detective>
          </table:table-cell>
          <table:table-cell table:style-name="ce48" office:value-type="string" calcext:value-type="string">
            <text:p>startup_data</text:p>
          </table:table-cell>
          <table:table-cell table:number-columns-repeated="1017"/>
        </table:table-row>
        <table:table-row table:style-name="ro1">
          <table:table-cell table:number-columns-repeated="14"/>
          <table:table-cell table:formula="of:=[.S15]" office:value-type="float" office:value="0" calcext:value-type="float">
            <table:detective>
              <table:highlighted-range table:cell-range-address="Sheet1.S15:Sheet1.S15" table:direction="from-same-table"/>
              <table:operation table:name="trace-precedents" table:index="1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MessageLoopForUI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16]" office:value-type="float" office:value="0" calcext:value-type="float">
            <table:detective>
              <table:highlighted-range table:cell-range-address="Sheet1.S16:Sheet1.S16" table:direction="from-same-table"/>
              <table:operation table:name="trace-precedents" table:index="2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FieldTrialList</text:p>
          </table:table-cell>
          <table:table-cell table:number-columns-repeated="1006"/>
        </table:table-row>
        <table:table-row table:style-name="ro1">
          <table:table-cell table:number-columns-repeated="10"/>
          <table:table-cell>
            <table:detective>
              <table:operation table:name="trace-dependents" table:index="21"/>
            </table:detective>
          </table:table-cell>
          <table:table-cell table:style-name="ce58" office:value-type="string" calcext:value-type="string">
            <text:p>g_browser_task_executor</text:p>
          </table:table-cell>
          <table:table-cell table:number-columns-repeated="1012"/>
        </table:table-row>
        <table:table-row table:style-name="ro1">
          <table:table-cell table:number-columns-repeated="14"/>
          <table:table-cell table:formula="of:=[.K29]" office:value-type="float" office:value="0" calcext:value-type="float">
            <table:detective>
              <table:highlighted-range table:cell-range-address="Sheet1.K29:Sheet1.K29" table:direction="from-same-table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BrowserTaskExecuto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68" office:value-type="string" calcext:value-type="string">
            <text:p>BrowserMainRunnerImpl</text:p>
          </table:table-cell>
          <table:table-cell/>
          <table:table-cell table:style-name="ce73" office:value-type="string" calcext:value-type="string">
            <text:p>notification_service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ole_initializer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main_loop_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formula="of:=[.S32]" office:value-type="float" office:value="0" calcext:value-type="float">
            <table:detective>
              <table:highlighted-range table:cell-range-address="Sheet1.S32:Sheet1.S32" table:direction="from-same-table"/>
              <table:operation table:name="trace-precedents" table:index="2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otificationServiceImpl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33]" office:value-type="float" office:value="0" calcext:value-type="float">
            <table:detective>
              <table:highlighted-range table:cell-range-address="Sheet1.S33:Sheet1.S33" table:direction="from-same-table"/>
              <table:operation table:name="trace-precedents" table:index="23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ui::ScopedOleInitialize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K47]" office:value-type="float" office:value="0" calcext:value-type="float">
            <table:detective>
              <table:highlighted-range table:cell-range-address="Sheet1.K47:Sheet1.K47" table:direction="from-same-table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MainLoop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scoped_execution_fence_</text:p>
          </table:table-cell>
          <table:table-cell table:number-columns-repeated="1004"/>
        </table:table-row>
        <table:table-row table:style-name="ro1">
          <table:table-cell table:number-columns-repeated="18"/>
          <table:table-cell>
            <table:detective>
              <table:operation table:name="trace-dependents" table:index="26"/>
            </table:detective>
          </table:table-cell>
          <table:table-cell table:style-name="ce73" office:value-type="string" calcext:value-type="string">
            <text:p>io_thread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parts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office:annotation draw:style-name="gr2" draw:text-style-name="P4" svg:width="419.87pt" svg:height="24.69pt" svg:x="723.88pt" svg:y="521.97pt" draw:caption-point-x="357.36pt" draw:caption-point-y="100.94pt">
              <dc:date>2019-01-24T00:00:00</dc:date>
              <text:p text:style-name="P3"><text:span text:style-name="T1"><text:s text:c="2"/></text:span><text:span text:style-name="T2">// Env creates the compositor. Aura widgets need the compositor to be created</text:span></text:p>
              <text:p text:style-name="P3"><text:span text:style-name="T1"><text:s text:c="2"/></text:span><text:span text:style-name="T2">// before they can be initialized by the browser.</text:span></text:p>
            </office:annotation>
            <text:p>env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main_thread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startup_task_runner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memory_pressure_monitor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mojo_ipc_support_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73" office:value-type="string" calcext:value-type="string">
            <text:p>service_manager_context_</text:p>
          </table:table-cell>
          <table:table-cell table:number-columns-repeated="1004"/>
        </table:table-row>
        <table:table-row table:style-name="ro4">
          <table:table-cell table:number-columns-repeated="10"/>
          <table:table-cell>
            <table:detective>
              <table:operation table:name="trace-dependents" table:index="25"/>
            </table:detective>
          </table:table-cell>
          <table:table-cell table:style-name="ce58" office:value-type="string" calcext:value-type="string">
            <text:p>g_current_browser_main_loop</text:p>
          </table:table-cell>
          <table:table-cell table:number-columns-repeated="1012"/>
        </table:table-row>
        <table:table-row table:style-name="ro1">
          <table:table-cell table:number-columns-repeated="14"/>
          <table:table-cell table:formula="of:=[.S20]" office:value-type="float" office:value="0" calcext:value-type="float">
            <table:detective>
              <table:highlighted-range table:cell-range-address="Sheet1.S20:Sheet1.S20" table:direction="from-same-table"/>
              <table:operation table:name="trace-precedents" table:index="27"/>
            </table:detective>
            <text:p>0</text:p>
          </table:table-cell>
          <table:table-cell table:formula="of:=[.S40]" office:value-type="float" office:value="0" calcext:value-type="float">
            <table:detective>
              <table:highlighted-range table:cell-range-address="Sheet1.S40:Sheet1.S40" table:direction="from-same-table"/>
              <table:operation table:name="trace-precedents" table:index="28"/>
            </table:detective>
            <text:p>0</text:p>
          </table:table-cell>
          <table:table-cell/>
          <table:table-cell table:style-name="ce68" office:value-type="string" calcext:value-type="string">
            <office:annotation draw:style-name="gr3" draw:text-style-name="P6" svg:width="426.81pt" svg:height="357.05pt" svg:x="477.86pt" svg:y="929.48pt" draw:caption-point-x="490.2pt" draw:caption-point-y="-208.91pt">
              <dc:date>2019-01-24T00:00:00</dc:date>
              <text:p text:style-name="P5"><text:span text:style-name="T2">// This class contains different "stages" to be executed by |BrowserMain()|,</text:span></text:p>
              <text:p text:style-name="P5"><text:span text:style-name="T2">// Each stage is represented by a single BrowserMainParts method, called from</text:span></text:p>
              <text:p text:style-name="P5"><text:span text:style-name="T2">// the corresponding method in |BrowserMainLoop| (e.g., EarlyInitialization())</text:span></text:p>
              <text:p text:style-name="P5"><text:span text:style-name="T2">// which does the following:</text:span></text:p>
              <text:p text:style-name="P5"><text:span text:style-name="T2">// <text:s/>- calls a method (e.g., "PreEarlyInitialization()") which implements</text:span></text:p>
              <text:p text:style-name="P5"><text:span text:style-name="T2">// <text:s text:c="3"/>platform / tookit specific code for that stage.</text:span></text:p>
              <text:p text:style-name="P5"><text:span text:style-name="T2">// <text:s/>- calls various methods for things common to all platforms (for that stage).</text:span></text:p>
              <text:p text:style-name="P5"><text:span text:style-name="T2">// <text:s/>- calls a method (e.g., "PostEarlyInitialization()") for platform-specific</text:span></text:p>
              <text:p text:style-name="P5"><text:span text:style-name="T2">// <text:s text:c="3"/>code to be called after the common code.</text:span></text:p>
              <text:p text:style-name="P5"><text:span text:style-name="T2">//</text:span></text:p>
              <text:p text:style-name="P5"><text:span text:style-name="T2">// Stages:</text:span></text:p>
              <text:p text:style-name="P5"><text:span text:style-name="T2">// <text:s/>- EarlyInitialization: things which should be done as soon as possible on</text:span></text:p>
              <text:p text:style-name="P5"><text:span text:style-name="T2">// <text:s text:c="3"/>program start (such as setting up signal handlers) and things to be done</text:span></text:p>
              <text:p text:style-name="P5"><text:span text:style-name="T2">// <text:s text:c="3"/>at some generic time before the start of the main message loop.</text:span></text:p>
              <text:p text:style-name="P5"><text:span text:style-name="T2">// <text:s/>- MainMessageLoopStart: things beginning with the start of the main message</text:span></text:p>
              <text:p text:style-name="P5"><text:span text:style-name="T2">// <text:s text:c="3"/>loop and ending with initialization of the main thread; platform-specific</text:span></text:p>
              <text:p text:style-name="P5"><text:span text:style-name="T2">// <text:s text:c="3"/>things which should be done immediately before the start of the main</text:span></text:p>
              <text:p text:style-name="P5"><text:span text:style-name="T2">// <text:s text:c="3"/>message loop should go in |PreMainMessageLoopStart()|.</text:span></text:p>
              <text:p text:style-name="P5"><text:span text:style-name="T2">// <text:s/>- RunMainMessageLoopParts: <text:s/>things to be done before and after invoking the</text:span></text:p>
              <text:p text:style-name="P5"><text:span text:style-name="T2">// <text:s text:c="3"/>main message loop run method (e.g. MessageLoopCurrentForUI::Get()-&gt;Run()).</text:span></text:p>
              <text:p text:style-name="P5"><text:span text:style-name="T2">//</text:span></text:p>
              <text:p text:style-name="P5"><text:span text:style-name="T2">// How to add stuff (to existing parts):</text:span></text:p>
              <text:p text:style-name="P5"><text:span text:style-name="T2">// <text:s/>- Figure out when your new code should be executed. What must happen</text:span></text:p>
              <text:p text:style-name="P5"><text:span text:style-name="T2">// <text:s text:c="3"/>before/after your code is executed? Are there performance reasons for</text:span></text:p>
              <text:p text:style-name="P5"><text:span text:style-name="T2">// <text:s text:c="3"/>running your code at a particular time? Document these things!</text:span></text:p>
              <text:p text:style-name="P5"><text:span text:style-name="T2">// <text:s/>- Split out any platform-specific bits. Please avoid #ifdefs it at all</text:span></text:p>
              <text:p text:style-name="P5"><text:span text:style-name="T2">// <text:s text:c="3"/>possible. You have two choices for platform-specific code: (1) Execute it</text:span></text:p>
              <text:p text:style-name="P5"><text:span text:style-name="T2">// <text:s text:c="3"/>from one of the platform-specific |Pre/Post...()| methods; do this if the</text:span></text:p>
              <text:p text:style-name="P5"><text:span text:style-name="T2">// <text:s text:c="3"/>code is unique to a platform type. Or (2) execute it from one of the</text:span></text:p>
              <text:p text:style-name="P5"><text:span text:style-name="T2">// <text:s text:c="3"/>"parts" (e.g., |EarlyInitialization()|) and provide platform-specific</text:span></text:p>
              <text:p text:style-name="P5"><text:span text:style-name="T2">// <text:s text:c="3"/>implementations of your code (in a virtual method); do this if you need to</text:span></text:p>
              <text:p text:style-name="P5"><text:span text:style-name="T2">// <text:s text:c="3"/>provide different implementations across most/all platforms.</text:span></text:p>
              <text:p text:style-name="P5"><text:span text:style-name="T2">// <text:s/>- Unless your new code is just one or two lines, put it into a separate</text:span></text:p>
              <text:p text:style-name="P5"><text:span text:style-name="T2">// <text:s text:c="3"/>method with a well-defined purpose. (Likewise, if you're adding to an</text:span></text:p>
              <text:p text:style-name="P5"><text:span text:style-name="T2">// <text:s text:c="3"/>existing chunk which makes it longer than one or two lines, please move</text:span></text:p>
              <text:p text:style-name="P5"><text:span text:style-name="T2">// <text:s text:c="3"/>the code out into a separate method.)</text:span></text:p>
              <text:p text:style-name="P5"><text:span text:style-name="T2">//</text:span></text:p>
            </office:annotation>
            <text:p>ShellBrowserMainParts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_log_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42]" office:value-type="float" office:value="0" calcext:value-type="float">
            <table:detective>
              <table:highlighted-range table:cell-range-address="Sheet1.S42:Sheet1.S42" table:direction="from-same-table"/>
              <table:operation table:name="trace-precedents" table:index="3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4" draw:text-style-name="P6" svg:width="425.59pt" svg:height="214.61pt" svg:x="249.65pt" svg:y="582.52pt" draw:caption-point-x="718.41pt" draw:caption-point-y="176.46pt">
              <dc:date>2019-01-24T00:00:00</dc:date>
              <text:p text:style-name="P5"><text:span text:style-name="T2">///////////////////////////////////////////////////////////////////////////////</text:span></text:p>
              <text:p text:style-name="P5"><text:span text:style-name="T2">// BrowserThread</text:span></text:p>
              <text:p text:style-name="P5"><text:span text:style-name="T2">//</text:span></text:p>
              <text:p text:style-name="P5"><text:span text:style-name="T2">// Utility functions for threads that are known by a browser-wide name. <text:s/>For</text:span></text:p>
              <text:p text:style-name="P5"><text:span text:style-name="T2">// example, there is one IO thread for the entire browser process, and various</text:span></text:p>
              <text:p text:style-name="P5"><text:span text:style-name="T2">// pieces of code find it useful to retrieve a pointer to the IO thread's</text:span></text:p>
              <text:p text:style-name="P5"><text:span text:style-name="T2">// message loop.</text:span></text:p>
              <text:p text:style-name="P5"><text:span text:style-name="T2">//</text:span></text:p>
              <text:p text:style-name="P5"><text:span text:style-name="T2">// See browser_task_traits.h for posting Tasks to a BrowserThread.</text:span></text:p>
              <text:p text:style-name="P5"><text:span text:style-name="T2">//</text:span></text:p>
              <text:p text:style-name="P5"><text:span text:style-name="T2">// This class automatically handles the lifetime of different threads. You</text:span></text:p>
              <text:p text:style-name="P5"><text:span text:style-name="T2">// should never need to cache pointers to MessageLoops, since they're not thread</text:span></text:p>
              <text:p text:style-name="P5"><text:span text:style-name="T2">// safe.</text:span></text:p>
              <text:p text:style-name="P5"><text:span text:style-name="T2"/></text:p>
              <text:p text:style-name="P5"><text:span text:style-name="T2">// BrowserThreadImpl is a scoped object which maps a SingleThreadTaskRunner to a</text:span></text:p>
              <text:p text:style-name="P5"><text:span text:style-name="T2">// BrowserThread::ID. On ~BrowserThreadImpl() that ID enters a SHUTDOWN state</text:span></text:p>
              <text:p text:style-name="P5"><text:span text:style-name="T2">// (in which BrowserThread::IsThreadInitialized() returns false) but the mapping</text:span></text:p>
              <text:p text:style-name="P5"><text:span text:style-name="T2">// isn't undone to avoid shutdown races (the task runner is free to stop</text:span></text:p>
              <text:p text:style-name="P5"><text:span text:style-name="T2">// accepting tasks by then however).</text:span></text:p>
              <text:p text:style-name="P5"><text:span text:style-name="T2">//</text:span></text:p>
              <text:p text:style-name="P5"><text:span text:style-name="T2">// Very few users should use this directly. To mock BrowserThreads, tests should</text:span></text:p>
              <text:p text:style-name="P5"><text:span text:style-name="T2">// use TestBrowserThreadBundle instead.</text:span></text:p>
            </office:annotation>
            <text:p>BrowserThreadImpl</text:p>
          </table:table-cell>
          <table:table-cell/>
          <table:table-cell table:style-name="ce73" office:value-type="string" calcext:value-type="string">
            <text:p>identifier_=UI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ystem_monitor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ower_monitor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hi_res_timer_manager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work_change_notifier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creenlock_monitor_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online_state_observer_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formula="of:=[.K59]" office:value-type="float" office:value="0" calcext:value-type="float">
            <table:detective>
              <table:highlighted-range table:cell-range-address="Sheet1.K59:Sheet1.K59" table:direction="from-same-table"/>
            </table:detective>
            <text:p>0</text:p>
          </table:table-cell>
          <table:table-cell table:style-name="ce53" office:value-type="string" calcext:value-type="string">
            <text:p>BrowserThreadGlobals</text:p>
          </table:table-cell>
          <table:table-cell table:style-name="Default"/>
          <table:table-cell table:style-name="ce50"/>
          <table:table-cell table:number-columns-repeated="7"/>
          <table:table-cell table:style-name="ce73" office:value-type="string" calcext:value-type="string">
            <text:p>system_stats_monitor_</text:p>
          </table:table-cell>
          <table:table-cell table:number-columns-repeated="1004"/>
        </table:table-row>
        <table:table-row table:style-name="ro1">
          <table:table-cell table:number-columns-repeated="10"/>
          <table:table-cell>
            <table:detective>
              <table:operation table:name="trace-dependents" table:index="31"/>
            </table:detective>
          </table:table-cell>
          <table:table-cell table:style-name="ce59" office:value-type="string" calcext:value-type="string">
            <text:p>globals</text:p>
          </table:table-cell>
          <table:table-cell table:number-columns-repeated="7"/>
          <table:table-cell table:style-name="ce73" office:value-type="string" calcext:value-type="string">
            <text:p>discardable_shared_memory_manager_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formula="of:=[.S52]" office:value-type="float" office:value="0" calcext:value-type="float">
            <table:detective>
              <table:highlighted-range table:cell-range-address="Sheet1.S52:Sheet1.S52" table:direction="from-same-table"/>
              <table:operation table:name="trace-precedents" table:index="3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SystemMonito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3]" office:value-type="float" office:value="0" calcext:value-type="float">
            <table:detective>
              <table:highlighted-range table:cell-range-address="Sheet1.S53:Sheet1.S53" table:direction="from-same-table"/>
              <table:operation table:name="trace-precedents" table:index="3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PowerMonito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4]" office:value-type="float" office:value="0" calcext:value-type="float">
            <table:detective>
              <table:highlighted-range table:cell-range-address="Sheet1.S54:Sheet1.S54" table:direction="from-same-table"/>
              <table:operation table:name="trace-precedents" table:index="3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HighResolutionTimerManage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6]" office:value-type="float" office:value="0" calcext:value-type="float">
            <table:detective>
              <table:highlighted-range table:cell-range-address="Sheet1.S56:Sheet1.S56" table:direction="from-same-table"/>
              <table:operation table:name="trace-precedents" table:index="3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creenlockMonito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7]" office:value-type="float" office:value="0" calcext:value-type="float">
            <table:detective>
              <table:highlighted-range table:cell-range-address="Sheet1.S57:Sheet1.S57" table:direction="from-same-table"/>
              <table:operation table:name="trace-precedents" table:index="3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OnlineStateObserve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8]" office:value-type="float" office:value="0" calcext:value-type="float">
            <table:detective>
              <table:highlighted-range table:cell-range-address="Sheet1.S58:Sheet1.S58" table:direction="from-same-table"/>
              <table:operation table:name="trace-precedents" table:index="3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trace_event::TraceEventSystemStatsMonitor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59]" office:value-type="float" office:value="0" calcext:value-type="float">
            <table:detective>
              <table:highlighted-range table:cell-range-address="Sheet1.S59:Sheet1.S59" table:direction="from-same-table"/>
              <table:operation table:name="trace-precedents" table:index="3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discardable_memory::DiscardableSharedMemoryManage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43]" office:value-type="float" office:value="0" calcext:value-type="float">
            <table:detective>
              <table:highlighted-range table:cell-range-address="Sheet1.S43:Sheet1.S43" table:direction="from-same-table"/>
              <table:operation table:name="trace-precedents" table:index="3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5" draw:text-style-name="P8" svg:width="353.54pt" svg:height="106.47pt" svg:x="498.84pt" svg:y="828.79pt" draw:caption-point-x="469.22pt" draw:caption-point-y="147.77pt">
              <dc:date>2019-01-24T00:00:00</dc:date>
              <text:p text:style-name="P7"><text:span text:style-name="T3">// This class runs startup tasks. The tasks are either run immediately inline,</text:span></text:p>
              <text:p text:style-name="P7"><text:span text:style-name="T3">// or are queued one at a time on the UI thread's message loop. If the events</text:span></text:p>
              <text:p text:style-name="P7"><text:span text:style-name="T3">// are queued, UI events that are received during startup will be acted upon</text:span></text:p>
              <text:p text:style-name="P7"><text:span text:style-name="T3">// between startup tasks. The motivation for this is that, on targets where the</text:span></text:p>
              <text:p text:style-name="P7"><text:span text:style-name="T3">// UI is already started, it allows us to keep the UI responsive during startup.</text:span></text:p>
              <text:p text:style-name="P7"><text:span text:style-name="T3">//</text:span></text:p>
              <text:p text:style-name="P7"><text:span text:style-name="T3">// Note that this differs from a SingleThreadedTaskRunner in that there may be</text:span></text:p>
              <text:p text:style-name="P7"><text:span text:style-name="T3">// no opportunity to handle UI events between the tasks of a</text:span></text:p>
              <text:p text:style-name="P7"><text:span text:style-name="T3">// SingleThreadedTaskRunner.</text:span></text:p>
            </office:annotation>
            <text:p>StartupTaskRunne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49]" office:value-type="float" office:value="0" calcext:value-type="float">
            <table:detective>
              <table:highlighted-range table:cell-range-address="Sheet1.S49:Sheet1.S49" table:direction="from-same-table"/>
              <table:operation table:name="trace-precedents" table:index="40"/>
            </table:detective>
            <text:p>0</text:p>
          </table:table-cell>
          <table:table-cell table:number-columns-repeated="2"/>
          <table:table-cell office:value-type="string" calcext:value-type="string">
            <office:annotation draw:style-name="gr6" draw:text-style-name="P8" svg:width="446.83pt" svg:height="173.65pt" svg:x="329.16pt" svg:y="721.5pt" draw:caption-point-x="638.9pt" draw:caption-point-y="280.66pt">
              <dc:date>2019-01-24T00:00:00</dc:date>
              <text:p text:style-name="P7"><text:span text:style-name="T3">// NetLog is the destination for log messages generated by the network stack.</text:span></text:p>
              <text:p text:style-name="P7"><text:span text:style-name="T3">// Each log message has a "source" field which identifies the specific entity</text:span></text:p>
              <text:p text:style-name="P7"><text:span text:style-name="T3">// that generated the message (for example, which URLRequest or which</text:span></text:p>
              <text:p text:style-name="P7"><text:span text:style-name="T3">// SpdySession).</text:span></text:p>
              <text:p text:style-name="P7"><text:span text:style-name="T3">//</text:span></text:p>
              <text:p text:style-name="P7"><text:span text:style-name="T3">// To avoid needing to pass in the "source ID" to the logging functions, NetLog</text:span></text:p>
              <text:p text:style-name="P7"><text:span text:style-name="T3">// is usually accessed through a NetLogWithSource, which will always pass in a</text:span></text:p>
              <text:p text:style-name="P7"><text:span text:style-name="T3">// specific source ID.</text:span></text:p>
              <text:p text:style-name="P7"><text:span text:style-name="T3">//</text:span></text:p>
              <text:p text:style-name="P7"><text:span text:style-name="T3">// All methods are thread safe, with the exception that no NetLog or</text:span></text:p>
              <text:p text:style-name="P7"><text:span text:style-name="T3">// NetLog::ThreadSafeObserver functions may be called by an observer's</text:span></text:p>
              <text:p text:style-name="P7"><text:span text:style-name="T3">// OnAddEntry() method. <text:s/>Doing so will result in a deadlock.</text:span></text:p>
              <text:p text:style-name="P7"><text:span text:style-name="T3">//</text:span></text:p>
              <text:p text:style-name="P7"><text:span text:style-name="T3">// For a broader introduction see the design document:</text:span></text:p>
              <text:p text:style-name="P7"><text:span text:style-name="T3">// https://sites.google.com/a/chromium.org/dev/developers/design-documents/network-stack/netlog</text:span></text:p>
            </office:annotation>
            <text:p>ShellNetLog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[.S44]" office:value-type="float" office:value="0" calcext:value-type="float">
            <table:detective>
              <table:highlighted-range table:cell-range-address="Sheet1.S44:Sheet1.S44" table:direction="from-same-table"/>
              <table:operation table:name="trace-precedents" table:index="4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win::MemoryPressureMonito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68" office:value-type="string" calcext:value-type="string">
            <text:p>PluginServiceImpl</text:p>
          </table:table-cell>
          <table:table-cell/>
          <table:table-cell table:style-name="ce73" office:value-type="string" calcext:value-type="string">
            <text:p>plugin_list_task_runner_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34]" office:value-type="float" office:value="0" calcext:value-type="float">
            <table:detective>
              <table:highlighted-range table:cell-range-address="Sheet1.S34:Sheet1.S34" table:direction="from-same-table"/>
              <table:operation table:name="trace-precedents" table:index="4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ThreadImp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45]" office:value-type="float" office:value="0" calcext:value-type="float">
            <table:detective>
              <table:highlighted-range table:cell-range-address="Sheet1.S45:Sheet1.S45" table:direction="from-same-table"/>
              <table:operation table:name="trace-precedents" table:index="4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ojo::core::ScopedIPCSuppor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46]" office:value-type="float" office:value="0" calcext:value-type="float">
            <table:detective>
              <table:highlighted-range table:cell-range-address="Sheet1.S46:Sheet1.S46" table:direction="from-same-table"/>
              <table:operation table:name="trace-precedents" table:index="4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erviceManagerContext</text:p>
          </table:table-cell>
          <table:table-cell/>
          <table:table-cell table:style-name="ce73" office:value-type="string" calcext:value-type="string">
            <text:p>in_process_context_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[.S79]" office:value-type="float" office:value="0" calcext:value-type="float">
            <table:detective>
              <table:highlighted-range table:cell-range-address="Sheet1.S79:Sheet1.S79" table:direction="from-same-table"/>
              <table:operation table:name="trace-precedents" table:index="4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InProcessServiceManagerContext</text:p>
          </table:table-cell>
          <table:table-cell table:number-columns-repeated="100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5:14:42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1-26T15:34:39.290000000</dc:date>
    <meta:editing-duration>P1DT19H56M45S</meta:editing-duration>
    <meta:editing-cycles>8</meta:editing-cycles>
    <meta:generator>LibreOffice/6.1.4.2$Windows_X86_64 LibreOffice_project/9d0f32d1f0b509096fd65e0d4bec26ddd1938fd3</meta:generator>
    <meta:document-statistic meta:table-count="1" meta:cell-count="148" meta:object-count="0"/>
  </office:meta>
</office:document-meta>
</file>